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4-01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14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0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0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25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1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0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1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25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0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09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1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1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1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16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03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20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1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30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13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2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16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02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15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09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12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1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20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4-0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04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10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1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26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4-19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4-11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8-01-25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7-11-28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7-10-20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7-09-28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7-08-2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7-07-25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7-05-25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7-04-2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7-02-2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7-01-27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6-12-27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6-11-30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6-10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6-09-30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6-08-2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6-07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6-06-2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6-05-2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6-04-29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6-03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6-02-2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6-01-2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5-12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5-11-2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5-10-3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5-09-28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5-08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5-07-3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5-06-26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5-04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5-03-25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4-12-23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4-11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4-10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4-09-2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4-08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4-07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4-06-3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4-05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4-04-3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4-03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4-02-2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4-01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3-12-30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3-11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3-10-3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3-09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3-08-26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3-07-2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3-06-24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3-05-29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3-04-1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3-03-28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3-02-27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3-01-31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2-12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2-11-2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2-11-05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2-09-20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2-08-27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2-07-2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2-06-25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2-05-23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2-04-3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2-03-26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2-02-27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2-01-23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1-12-2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1-11-28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1-10-2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1-09-26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1-08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1-07-26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1-06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1-05-23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1-04-25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1-03-29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1-02-23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1-01-25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0-12-21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0-11-23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0-10-2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0-09-2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0-08-24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0-07-2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0-06-29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0-05-2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0-04-26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0-03-26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0-02-22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10-01-26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9-12-21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9-11-2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9-10-26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9-09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9-08-2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9-07-30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9-06-25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9-05-26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9-04-28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9-03-23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9-02-24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9-01-22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8-12-29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8-11-2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8-10-29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8-09-24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8-08-26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8-06-2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8-05-19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8-03-2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8-02-2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8-01-2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7-11-2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7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7-09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7-08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5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4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3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2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0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0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9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6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5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4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4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3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2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2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1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1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1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1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0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0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0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9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9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9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8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8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8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7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7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7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7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7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5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5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4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4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4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3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2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8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7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6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8072085101</text:p>
          </table:table-cell>
          <table:table-cell office:value-type="string" calcext:value-type="string">
            <text:p>MA-HHW 1R HARDWICK, MA</text:p>
          </table:table-cell>
          <table:table-cell office:value-type="string" calcext:value-type="string">
            <text:p>196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2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926" meta:object-count="0"/>
    <meta:user-defined meta:name="AppVersion">3.0</meta:user-defined>
  </office:meta>
</office:document-meta>
</file>